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1.27cm" fo:margin-right="0cm" fo:text-align="start" style:justify-single-word="false" fo:text-indent="0cm" style:auto-text-indent="false"/>
    </style:style>
    <style:style style:name="P3" style:family="paragraph" style:parent-style-name="Standard">
      <style:paragraph-properties fo:margin-left="1.249cm" fo:margin-right="0cm" fo:text-align="start" style:justify-single-word="false" fo:text-indent="0cm" style:auto-text-indent="false"/>
    </style:style>
    <style:style style:name="P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5" style:family="paragraph" style:parent-style-name="List_20_Paragraph">
      <style:paragraph-properties fo:text-align="start" style:justify-single-word="false"/>
      <style:text-properties fo:font-weight="bold" style:font-weight-asian="bold" style:font-weight-complex="bold"/>
    </style:style>
    <style:style style:name="P6" style:family="paragraph" style:parent-style-name="List_20_Paragraph" style:list-style-name="WWNum1">
      <style:paragraph-properties fo:text-align="start" style:justify-single-word="false"/>
      <style:text-properties fo:font-weight="bold" style:font-weight-asian="bold" style:font-weight-complex="bold"/>
    </style:style>
    <style:style style:name="P7" style:family="paragraph" style:parent-style-name="List_20_Paragraph" style:list-style-name="L11">
      <style:paragraph-properties fo:text-align="start" style:justify-single-word="false"/>
      <style:text-properties fo:font-weight="bold" style:font-weight-asian="bold" style:font-weight-complex="bold"/>
    </style:style>
    <style:style style:name="P8" style:family="paragraph" style:parent-style-name="List_20_Paragraph" style:list-style-name="L13">
      <style:paragraph-properties fo:text-align="start" style:justify-single-word="false"/>
      <style:text-properties fo:font-weight="bold" style:font-weight-asian="bold" style:font-weight-complex="bold"/>
    </style:style>
    <style:style style:name="P9" style:family="paragraph" style:parent-style-name="List_20_Paragraph" style:list-style-name="L14">
      <style:paragraph-properties fo:text-align="start" style:justify-single-word="false"/>
      <style:text-properties fo:font-weight="bold" style:font-weight-asian="bold" style:font-weight-complex="bold"/>
    </style:style>
    <style:style style:name="P10" style:family="paragraph" style:parent-style-name="List_20_Paragraph">
      <style:paragraph-properties fo:text-align="start" style:justify-single-word="false"/>
      <style:text-properties fo:font-weight="normal" style:font-weight-asian="normal" style:font-weight-complex="normal"/>
    </style:style>
    <style:style style:name="P11" style:family="paragraph" style:parent-style-name="List_20_Paragraph" style:list-style-name="L9">
      <style:paragraph-properties fo:text-align="start" style:justify-single-word="false"/>
      <style:text-properties fo:font-style="normal" style:font-style-asian="normal" style:font-style-complex="normal"/>
    </style:style>
    <style:style style:name="P12" style:family="paragraph" style:parent-style-name="List_20_Paragraph" style:list-style-name="WWNum1">
      <style:paragraph-properties fo:text-align="start" style:justify-single-word="false"/>
      <style:text-properties fo:font-style="normal" fo:font-weight="bold" style:font-style-asian="normal" style:font-weight-asian="bold" style:font-style-complex="normal" style:font-weight-complex="bold"/>
    </style:style>
    <style:style style:name="P13" style:family="paragraph" style:parent-style-name="List_20_Paragraph">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List_20_Paragraph">
      <style:paragraph-properties fo:text-align="start" style:justify-single-word="false"/>
    </style:style>
    <style:style style:name="P15" style:family="paragraph" style:parent-style-name="List_20_Paragraph" style:list-style-name="L9">
      <style:paragraph-properties fo:text-align="start" style:justify-single-word="false"/>
    </style:style>
    <style:style style:name="P16" style:family="paragraph" style:parent-style-name="List_20_Paragraph" style:list-style-name="L11">
      <style:paragraph-properties fo:text-align="start" style:justify-single-word="false"/>
    </style:style>
    <style:style style:name="P17" style:family="paragraph" style:parent-style-name="List_20_Paragraph" style:list-style-name="WWNum1">
      <style:paragraph-properties fo:text-align="start" style:justify-single-word="false"/>
    </style:style>
    <style:style style:name="P18" style:family="paragraph" style:parent-style-name="List_20_Paragraph" style:list-style-name="L12">
      <style:paragraph-properties fo:text-align="start" style:justify-single-word="false"/>
    </style:style>
    <style:style style:name="P19" style:family="paragraph" style:parent-style-name="List_20_Paragraph" style:list-style-name="L13">
      <style:paragraph-properties fo:text-align="start" style:justify-single-word="false"/>
    </style:style>
    <style:style style:name="P20" style:family="paragraph" style:parent-style-name="List_20_Paragraph">
      <style:paragraph-properties fo:text-align="start" style:justify-single-word="false"/>
      <style:text-properties fo:font-style="italic" style:font-style-asian="italic" style:font-style-complex="italic"/>
    </style:style>
    <style:style style:name="P21" style:family="paragraph" style:parent-style-name="List_20_Paragraph" style:list-style-name="L14">
      <style:paragraph-properties fo:text-align="start" style:justify-single-word="false"/>
      <style:text-properties fo:font-style="italic" fo:font-weight="bold" style:font-style-asian="italic" style:font-weight-asian="bold" style:font-style-complex="italic" style:font-weight-complex="bold"/>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68cm" fo:text-indent="-0.635cm" fo:margin-left="3.76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3cm" fo:text-indent="-0.635cm" fo:margin-left="4.4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8cm" fo:text-indent="-0.635cm" fo:margin-left="6.3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3cm" fo:text-indent="-0.635cm" fo:margin-left="6.94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8cm" fo:text-indent="-0.635cm" fo:margin-left="7.57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8cm" fo:text-indent="-0.635cm" fo:margin-left="8.84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3cm" fo:text-indent="-0.635cm" fo:margin-left="9.483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3cm" fo:text-indent="-0.635cm" fo:margin-left="8.2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48cm" fo:text-indent="-0.635cm" fo:margin-left="8.84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3cm" fo:text-indent="-0.635cm" fo:margin-left="9.48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47cm" fo:text-indent="-0.635cm" fo:margin-left="3.7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2cm" fo:text-indent="-0.635cm" fo:margin-left="4.3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17cm" fo:text-indent="-0.635cm" fo:margin-left="5.0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2cm" fo:text-indent="-0.635cm" fo:margin-left="5.6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87cm" fo:text-indent="-0.635cm" fo:margin-left="6.2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2cm" fo:text-indent="-0.635cm" fo:margin-left="6.9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57cm" fo:text-indent="-0.635cm" fo:margin-left="7.5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2cm" fo:text-indent="-0.635cm" fo:margin-left="8.1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27cm" fo:text-indent="-0.635cm" fo:margin-left="8.8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2cm" fo:text-indent="-0.635cm" fo:margin-left="9.4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okumentation für das MENSA Projekt</text:span></text:p>
      <text:p text:style-name="P1"><text:span text:style-name="T2">Bereitgestellt von der FoodmenGroup (Nikolai Nowolodski, Julian Milicevic, Andreas Hruschka)</text:span><text:span text:style-name="T1"><text:line-break/></text:span></text:p>
      <text:list xml:id="list2804837170806733812" text:style-name="WWNum1">
        <text:list-item>
          <text:p text:style-name="P6"><text:span text:style-name="T2">Einführung</text:span></text:p>
        </text:list-item>
      </text:list>
      <text:p text:style-name="P2"><text:span text:style-name="T2">Herzlich willkommen in der Dokumentation für das MENSA System, Ihre Schnittstelle für eine effiziente Essensausgabe. Mit dieser Software ist es Ihnen möglich individuelle Mahlzeiten als Tagesangebote Ihren Kunden darzubieten. Diese sind dann wiederum in der Lage durch wenige Klicks ihr Wunschessen zu bestellen. Dadurch könne Sie präzise ihre benötigten Einkäufe bestimmen und somit Ihren Gewinn maximieren.</text:span></text:p>
      <text:list xml:id="list35448177" text:continue-numbering="true" text:style-name="WWNum1">
        <text:list-item>
          <text:p text:style-name="P6"><text:span text:style-name="T2">Vorbereitung</text:span></text:p>
        </text:list-item>
      </text:list>
      <text:p text:style-name="P10"><text:span text:style-name="T2">Damit Sie ihre lokale Version des Mensa-Projekts ausführen und testen können, müssen Sie einige Schritte beachten und bestimmte Software nutzen.</text:span></text:p>
      <text:p text:style-name="P5"><text:span text:style-name="T2">Anleitung Windows / MAC OS:</text:span></text:p>
      <text:list xml:id="list236184818868408980" text:style-name="L9">
        <text:list-item>
          <text:p text:style-name="P15"><text:span text:style-name="T3">XAMPP</text:span><text:span text:style-name="T5">: Das Mensa-Projekt wurde mit der aktuellsten PHP-Version erstellt, weshalb Sie dafür ebenfalls die neuste Version des Programms XAMPP benötigen. Diese ist </text:span><text:span text:style-name="T4">Version 7.2.X</text:span><text:span text:style-name="T5">, die Sie z.B. </text:span><text:a xlink:type="simple" xlink:href="https://www.apachefriends.org/de/download.html" text:style-name="Internet_20_link" text:visited-style-name="Visited_20_Internet_20_Link"><text:span text:style-name="T5">hier</text:span></text:a><text:span text:style-name="T5"> downloaden können. Sobald Sie die aktuellste Version installiert haben, starten Sie bitte das Control Panel und führen die Module </text:span><text:span text:style-name="T4">Apache</text:span><text:span text:style-name="T5"> und </text:span><text:span text:style-name="T4">MySQL</text:span><text:span text:style-name="T5"> aus.</text:span></text:p>
        </text:list-item>
        <text:list-item>
          <text:p text:style-name="P15"><text:span text:style-name="T5">Öffnen Sie nun die Ihnen zugeschickte </text:span><text:span text:style-name="T3">.zip</text:span><text:span text:style-name="T5"> -Datei. Hier werden Sie den Ordner </text:span><text:span text:style-name="T4">mensa-projekt</text:span><text:span text:style-name="T5"> vorfinden. Nehmen Sie diesen Ordner und kopieren oder verschieben Sie ihn unter </text:span><text:span text:style-name="T3">Ihr-Datenträger/xampp/htdocs</text:span><text:span text:style-name="T6"> (Windows) oder </text:span><text:span text:style-name="T3">programme/XAMPP/htdocs</text:span><text:span text:style-name="T6"> (Macintosh)</text:span></text:p>
        </text:list-item>
        <text:list-item>
          <text:p text:style-name="P15"><text:span text:style-name="T3">MySQL Workbench</text:span><text:span text:style-name="T5">: Um die Datenbank starten zu können benötigen Sie MYSQL-Workbench in der </text:span><text:span text:style-name="T4">Version 6.3</text:span><text:span text:style-name="T5">. Diese können Sie z.B. </text:span><text:a xlink:type="simple" xlink:href="https://dev.mysql.com/downloads/workbench/" text:style-name="Internet_20_link" text:visited-style-name="Visited_20_Internet_20_Link"><text:span text:style-name="T5">hier</text:span></text:a><text:span text:style-name="T5"> downloaden. Sobald diese installiert ist, öffnen Sie bitte das Programm und erstellen eine neue MySQL Verbindung. Sie können Ihre Verbindung beliebig benennen. Achten Sie bitte darauf folgende Einstellungen zu verwenden:</text:span></text:p>
        </text:list-item>
      </text:list>
      <text:list xml:id="list2396196975173157781" text:style-name="L11">
        <text:list-item>
          <text:list>
            <text:list-item>
              <text:list>
                <text:list-item>
                  <text:p text:style-name="P16"><text:span text:style-name="T4">Hostname</text:span><text:span text:style-name="T5">: 127.0.0.1 (localhost)</text:span></text:p>
                </text:list-item>
                <text:list-item>
                  <text:p text:style-name="P7"><text:span text:style-name="T2">Port</text:span><text:span text:style-name="T5">: 3306 (bzw die Portnummer die beim XAMPP Control Panel unter MySQL eingetragen ist)</text:span></text:p>
                </text:list-item>
                <text:list-item>
                  <text:p text:style-name="P7"><text:span text:style-name="T2">Username</text:span><text:span text:style-name="T5">: root</text:span></text:p>
                </text:list-item>
                <text:list-item>
                  <text:p text:style-name="P7"><text:span text:style-name="T2">Passwort:</text:span><text:span text:style-name="T5"> leer lassen</text:span></text:p>
                </text:list-item>
              </text:list>
            </text:list-item>
          </text:list>
        </text:list-item>
      </text:list>
      <text:p text:style-name="P5"><text:soft-page-break/><text:span text:style-name="T5"><text:tab/></text:span><text:span text:style-name="T8">Sollten Sie sich dafür entscheiden Hostnamen, Usernamen und Passwort zu <text:tab/>ändern, müssen Sie bitte daran denken in der </text:span>dependencies.php<text:span text:style-name="T8"> Datei unter</text:span> <text:tab/><text:span text:style-name="T3">xampp/htdocs/mensa-projekt/php</text:span><text:span text:style-name="T8"> ebenfalls anzupassen. </text:span></text:p>
      <text:list xml:id="list35453774" text:continue-list="list236184818868408980" text:style-name="L9">
        <text:list-item>
          <text:p text:style-name="P11"><text:span text:style-name="T5">Sobald Ihre Verbindung in MySQL steht, öffnen Sie diese bitte. Sie werden zu einem neuen Fenster gebracht in dem Sie nun ihre Datenbank reinladen können. Auf der linken Seite finden Sie den Bereich „</text:span><text:span text:style-name="T4">Schemas</text:span><text:span text:style-name="T5">“, sollten sich in diesem schon einige Schemas befinden, empfiehlt es sich diese erstmal zu löschen. Ansonsten klicken Sie bitte mit der rechten Maustaste in den Bereich und erstellen ein neues Schema. Hier gibt es nicht viel zu beachten, außer das der Name der Schema </text:span><text:span text:style-name="T4">mensa</text:span><text:span text:style-name="T5"> lauten sollte, dies ist wichtig da viele SQL-Befehle auf diesem Namen aufgebaut sind. Bitte ändern Sie diesen nicht! Nun da Sie das Schema erstellt haben, finden Sie weiter oben in der linken Leiste die Option Daten zu importieren. Wählen Sie die Option Daten von einem Projekt Ordner zu importieren und wählen Sie als Pfad: </text:span><text:span text:style-name="T3">ihr-Datenträge-oder-Installationsorder/xampp/htdocs/mensa-projekt/database</text:span></text:p>
          <text:p text:style-name="P11"><text:span text:style-name="T5">Im unteren Bereich sollten Ihnen die zu importierende Datenbank angezeigt werden. Starten Sie den Import. Sobald dieser durch ist sind alle wichtigen Schritte ausgeführt und Sie können das Mensa-Projekt unter </text:span><text:a xlink:type="simple" xlink:href="http://localhost/mensa-projekt/php/index.php" text:style-name="Internet_20_link" text:visited-style-name="Visited_20_Internet_20_Link"><text:span text:style-name="T3">http://localhost/mensa-projekt/php/index.php</text:span></text:a><text:span text:style-name="T3"> </text:span><text:span text:style-name="T5">aufrufen.</text:span></text:p>
        </text:list-item>
      </text:list>
      <text:list xml:id="list35436015" text:continue-list="list35448177" text:style-name="WWNum1">
        <text:list-item>
          <text:p text:style-name="P6"><text:span text:style-name="T2">Die Startseite</text:span></text:p>
        </text:list-item>
      </text:list>
      <text:p text:style-name="P20"><text:span text:style-name="T2">Vorab</text:span><text:span text:style-name="T7">: Bitte vergessen Sie nicht die Logindaten die wir Ihnen mitgegeben haben zu nutzen, gerne können Sie natürlich selber während dem testen Nutzer bearbeiten, erstellen.</text:span></text:p>
      <text:p text:style-name="P14"><text:span text:style-name="T2">Auf dieser Seite befindet sich die Wochenansicht, in ihr werden die von Ihnen erstellten Tagesangebote dargestellt. Bevor wir hier näher auf die Funktionen eingehen, eine kurze Info welche Arten von Nutzern es gibt:</text:span></text:p>
      <text:list xml:id="list2807907420360337250" text:style-name="L12">
        <text:list-item>
          <text:p text:style-name="P18"><text:span text:style-name="T2">Administratoren</text:span></text:p>
        </text:list-item>
        <text:list-item>
          <text:p text:style-name="P18"><text:span text:style-name="T2">Normale Nutzer</text:span></text:p>
        </text:list-item>
      </text:list>
      <text:p text:style-name="P14"><text:span text:style-name="T2">Nicht eingeloggte Nutzer sehen lediglich die Startseite samt den eingestellten Tagesangeboten und deren Likes. Eingeloggte Nutzer wiederum können die Tagesangebote bestellen, Liken/Disliken. Beachten Sie dabei das:</text:span></text:p>
      <text:list xml:id="list35426401" text:continue-list="list35436015" text:style-name="WWNum1">
        <text:list-item>
          <text:list>
            <text:list-item>
              <text:p text:style-name="P17"><text:span text:style-name="T2">Ein Essen von einem Nutzer nur einen Like erhalten kann, dieser kann nachträglich durch einen weiteren Klick entfernt werden (Dislike). Eine Speise kann jedoch nie Minuswerte haben (niedrigste Likeanzahl ist 0).</text:span></text:p>
            </text:list-item>
            <text:list-item>
              <text:p text:style-name="P17"><text:span text:style-name="T2">Jedes Tagesangebot kann nur einmal von einem Nutzer bestellt werden kann.</text:span></text:p>
            </text:list-item>
            <text:list-item>
              <text:p text:style-name="P17"><text:soft-page-break/><text:span text:style-name="T2">Tagesangebote in der Vergangenheit oder am selben Tag können nicht mehr bestellt werden.</text:span></text:p>
            </text:list-item>
            <text:list-item>
              <text:p text:style-name="P17"><text:span text:style-name="T2">Nach dem Bestätigen der Bestellung wird die entsprechende Geldsumme automatisch vom Konto des Nutzers abgehoben. Das Konto muss davor von einem Admin aufgefüllt werden.</text:span></text:p>
            </text:list-item>
          </text:list>
        </text:list-item>
      </text:list>
      <text:p text:style-name="P3"><text:span text:style-name="T2">Sie als Administrator können Tagesangebote erstellen indem Sie auf den Hinzufügen Kopf unter dem gewünschten Datum klicken. Einmal ausgewählt, wird das von Ihnen gewählte Essen, dem Tagesangebot hinzugefügt. Sie können</text:span><text:bookmark text:name="_GoBack"/><text:span text:style-name="T2"> das Tagesangebot auch löschen, sowie das ausgewählte Essen durch ein anderes ersetzen. Bitte beachten Sie das Sie natürlich die Angebote nicht selber Like können. Das Bestellen ist Ihnen jedoch jederzeit erlaubt. </text:span></text:p>
      <text:list xml:id="list35431735" text:continue-numbering="true" text:style-name="WWNum1">
        <text:list-item>
          <text:p text:style-name="P6"><text:span text:style-name="T2">Die Benutzerliste</text:span></text:p>
        </text:list-item>
      </text:list>
      <text:p text:style-name="P14"><text:span text:style-name="T2">Die Benutzerliste kann nur von Administratoren eingesehen werden. In der Benutzerliste werden alle zugelassen Nutzer des Systems dargestellt, d.h. <text:s/>Sie beinhaltet Ihre Kunden und ihre Mitarbeiter, die in der Liste grün markiert sind. Sie können hier neue Nutzer anlegen, alte Nutzer bearbeiten und nicht mehr benötigte löschen.</text:span></text:p>
      <text:p text:style-name="P14"><text:span text:style-name="T2">Bitte beachten Sie das diejenigen Nutzer die den Admin Status innehalten systemkritische Daten einsehen und bearbeiten können, stellen Sie sicher dass Sie lediglich Ihren Mitarbeiter Adminrechte einräumen. Zudem ist es Ihnen nicht möglich Ihren eigen Adminstatus zu bearbeiten, um sicherzustellen dass es immer einen aktiven Admin im System gibt.</text:span></text:p>
      <text:p text:style-name="P14"><text:span text:style-name="T2">Weiterhin können Sie in der Liste ebenfalls nach Nutzerdaten sortieren oder bestimmte Nutzer durch die Suchfunktionen suchen.</text:span></text:p>
      <text:list xml:id="list35451048" text:continue-numbering="true" text:style-name="WWNum1">
        <text:list-item>
          <text:p text:style-name="P17"><text:span text:style-name="T4">Die Essenliste</text:span><text:span text:style-name="T2"> </text:span></text:p>
        </text:list-item>
      </text:list>
      <text:p text:style-name="P14"><text:span text:style-name="T2">Die Essensliste kann nur von Administratoren eingesehen werden. Die Essensliste beinhaltet alle von Ihnen erstellen Speisen mit ihren jeweiligen Charakteristiken. Eine einmal angelegte Speise kann von Ihnen zu beliebig vielen Tagen angeboten werden. Wie auch in der Benutzerliste, können Sie hier neue Essen erstellen, alte bearbeiten, löschen, sie sortieren oder nach bestimmten Speisen suchen.</text:span></text:p>
      <text:list xml:id="list35441976" text:continue-numbering="true" text:style-name="WWNum1">
        <text:list-item>
          <text:p text:style-name="P12"><text:span text:style-name="T2">Bestellungen</text:span></text:p>
        </text:list-item>
      </text:list>
      <text:p text:style-name="P13"><text:span text:style-name="T2">Die Seite ist ebenfalls nur für Administratoren sichtbar. Hier sehen Sie die Auflistung aller bestellten Speisen in einer Liste. Durch ein Häkchen können Sie diese als „abgeholt“ markieren. </text:span></text:p>
      <text:p text:style-name="P13"><text:span text:style-name="T2"/></text:p>
      <text:list xml:id="list35431634" text:continue-numbering="true" text:style-name="WWNum1">
        <text:list-item>
          <text:p text:style-name="P6"><text:soft-page-break/><text:span text:style-name="T2">Der Umsatz</text:span></text:p>
        </text:list-item>
      </text:list>
      <text:p text:style-name="P14"><text:span text:style-name="T2">Hier können Sie mithilfe eines Graphen Ihren Umsatz darstellen. Ihnen stehen drei verschiedene Zeitspannen zur Verfügung: Eine Woche, ein Monat, oder ein Jahr.</text:span></text:p>
      <text:list xml:id="list35428436" text:continue-numbering="true" text:style-name="WWNum1">
        <text:list-item>
          <text:p text:style-name="P6"><text:span text:style-name="T2">Das Profil</text:span></text:p>
        </text:list-item>
      </text:list>
      <text:p text:style-name="P14"><text:span text:style-name="T2">Im Profil können Nutzer zwei Dinge einsehen: Ihre Profildaten und ihre Bestellungen.</text:span></text:p>
      <text:p text:style-name="P14"><text:span text:style-name="T2">Nutzer können ausgenommen ihrer ID und ihres Kontostandes, ihre eigenen Daten bearbeiten. Jedoch ist es aus sicherheitstechnischen Gründen nicht möglich, Schulexterne Email Adressen zu verwenden.</text:span></text:p>
      <text:p text:style-name="P10"><text:span text:style-name="T2">In den Bestellungen können sie wiederum ihre getätigten Bestellungen einsehen, wie auch bis zu einer bestimmten Zeit stornieren.</text:span></text:p>
      <text:list xml:id="list35440718" text:continue-numbering="true" text:style-name="WWNum1">
        <text:list-item>
          <text:p text:style-name="P6"><text:span text:style-name="T2">Sonstiges</text:span></text:p>
        </text:list-item>
      </text:list>
      <text:p text:style-name="P14"><text:span text:style-name="T2">Neben diesen wichtigen Seiten gibt es natürlich auch noch einige weitere „Nebenseiten“.</text:span></text:p>
      <text:list xml:id="list1245006032459704419" text:style-name="L13">
        <text:list-item>
          <text:p text:style-name="P19"><text:span text:style-name="T2">So finden Sie auf der Startseite direkt unter der Tabelle der Tagesangebote einen Link der Sie zur Seite mit allen aufgelisteten Informationen der Allergenen führt.</text:span></text:p>
        </text:list-item>
        <text:list-item>
          <text:p text:style-name="P19"><text:span text:style-name="T2">Im Footer finden Sie drei weitere Links: Kontakt, Impressum und Datenschutz. Datenschutz und Impressum sind einfache Seiten die alle relevanten Daten enthalten. Auf der Kontaktseite dagegen können Nutzer direkt Kontakt mit Ihnen aufnehmen. Dazu müssen sie lediglich das Formular ausfüllen und abschicken. Wir haben für Sie zu Testzwecken ebenfalls einen Gmail-Testaccount erstellt:</text:span></text:p>
          <text:list>
            <text:list-item>
              <text:p text:style-name="P8"><text:span text:style-name="T2">Login:</text:span><text:span text:style-name="T5"> </text:span><text:a xlink:type="simple" xlink:href="mailto:foodmengroup@gmail.com" text:style-name="Internet_20_link" text:visited-style-name="Visited_20_Internet_20_Link"><text:span text:style-name="T5">foodmengroup@gmail.com</text:span></text:a></text:p>
            </text:list-item>
            <text:list-item>
              <text:p text:style-name="P8"><text:span text:style-name="T2">Passwort</text:span><text:span text:style-name="T5">: !tsSchuleF00Dmengrp</text:span></text:p>
            </text:list-item>
          </text:list>
        </text:list-item>
      </text:list>
      <text:p text:style-name="P5"><text:span text:style-name="T5"><text:tab/><text:tab/>Bitte beachten Sie dass die Einstellungen zum verschicken von E-Mails <text:tab/><text:tab/>nur für öffentliche SMTP's konfiguriert wurde und Sie z.B. für das <text:tab/><text:tab/>Netzwerk Ihrer Schule erst einmal die Einstellungen verändern <text:tab/><text:tab/><text:tab/>müssten, da sonst keine E-Mails ankommen/versendet werden <text:tab/><text:tab/><text:tab/>können. Es wird also empfohlen das ganze außerhalb zu testen.</text:span></text:p>
      <text:list xml:id="list8249761605747944507" text:style-name="L14">
        <text:list-item>
          <text:p text:style-name="P9"><text:span text:style-name="T5">Gleiches gilt im übrigen auch für die Passwort zurücksetzen Funktion. Diese können Sie aufrufen wenn Sie auf den Login-Button klicken und dann auf den Link „Passwort vergessen?“ drücken. Hier tragen Sie eine valide E-Mail Adresse ein, die auch so in der Datenbank existiert, erhalten dann eine E-Mail mit einem Link und gelangen dann auf eine </text:span><text:soft-page-break/><text:span text:style-name="T5">Seite um ein neues Passwort zu setzen. Wie oben schon erwähnt wurde, müssen Sie dies in einem Netzwerk ohne gesonderte Proxyeinstellungen testen, da die E-Mails sonst nicht abgeschickt und vom Proxy geblockt werden. Sollten Sie natürlich die Einstellungen anpassen wollen, können Sie dies in den folgenden Dateien machen:</text:span></text:p>
          <text:list>
            <text:list-item>
              <text:p text:style-name="P9"><text:span text:style-name="T3">xampp/htdocs/mensa-projekt/php/dependencies.php</text:span><text:span text:style-name="T5"> (Kontaktformular)</text:span></text:p>
            </text:list-item>
            <text:list-item>
              <text:p text:style-name="P21"><text:span text:style-name="T5">xampp/htdocs/mensa-projekt/php/views/contactSend.php </text:span><text:span text:style-name="T6">(Passwort zurücksetze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Roboto, 'Helvetica Neue', Arial, sans-serif, 'Apple Color Emoji', 'Segoe UI Emoji', 'Segoe UI 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as</meta:initial-creator>
    <dc:creator>niko </dc:creator>
    <meta:editing-cycles>30</meta:editing-cycles>
    <meta:creation-date>2018-02-04T13:11:00</meta:creation-date>
    <dc:date>2018-02-08T15:24:40.56</dc:date>
    <meta:editing-duration>P0D</meta:editing-duration>
    <meta:generator>OpenOffice/4.1.1$Win32 OpenOffice.org_project/411m6$Build-9775</meta:generator>
    <meta:document-statistic meta:table-count="0" meta:image-count="0" meta:object-count="0" meta:page-count="5" meta:paragraph-count="52" meta:word-count="1231" meta:character-count="86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